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webp" manifest:media-type=""/>
  <manifest:file-entry manifest:full-path="media/image3.PNG" manifest:media-type="image/png"/>
  <manifest:file-entry manifest:full-path="media/image4.png" manifest:media-type="image/pn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eg" manifest:media-type="image/jpeg"/>
  <manifest:file-entry manifest:full-path="media/image9.webp" manifest:media-type=""/>
  <manifest:file-entry manifest:full-path="media/image10.jpg" manifest:media-type="image/jpeg"/>
  <manifest:file-entry manifest:full-path="media/image11.jp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9" style:parent-style-name="Graphics">
      <style:graphic-properties draw:fill="none" draw:stroke="none"/>
    </style:style>
    <style:style style:family="drawing-page" style:name="a4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1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drawing-page" style:name="a4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3" style:parent-style-name="Graphics">
      <style:graphic-properties draw:fill="none" draw:stroke="solid" svg:stroke-width="0.20833in" svg:stroke-color="#c8c6bd" svg:stroke-opacity="100%" svg:stroke-linecap="round" draw:shadow="visible" draw:shadow-offset-x="-0.02778in" draw:shadow-offset-y="0.04811in" draw:shadow-color="#000000" draw:shadow-opacity="45%"/>
    </style:style>
    <style:style style:family="drawing-page" style:name="a3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84" style:parent-style-name="Graphics">
      <style:graphic-properties draw:fill="none" draw:stroke="solid" svg:stroke-width="0.09722in" svg:stroke-color="#ffffff" svg:stroke-opacity="100%" draw:stroke-linejoin="miter" svg:stroke-linecap="square" draw:shadow="visible" draw:shadow-offset-x="0in" draw:shadow-offset-y="0in" draw:shadow-color="#000000" draw:shadow-opacity="43%"/>
    </style:style>
    <style:style style:family="drawing-page" style:name="a3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1" style:parent-style-name="Graphics">
      <style:graphic-properties draw:fill="none" draw:stroke="solid" svg:stroke-width="0.06944in" svg:stroke-color="#333333" svg:stroke-opacity="100%" svg:stroke-linecap="round" draw:shadow="visible" draw:shadow-offset-x="0in" draw:shadow-offset-y="0.31944in" draw:shadow-color="#000000" draw:shadow-opacity="22%"/>
    </style:style>
    <style:style style:family="drawing-page" style:name="a3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6" style:parent-style-name="Graphics">
      <style:graphic-properties draw:fill="none" draw:stroke="none"/>
    </style:style>
    <style:style style:family="drawing-page" style:name="a3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7" style:parent-style-name="Graphics">
      <style:graphic-properties draw:fill="none" draw:stroke="none"/>
    </style:style>
    <style:style style:family="graphic" style:name="a393" style:parent-style-name="Graphics">
      <style:graphic-properties draw:fill="none" draw:stroke="none"/>
    </style:style>
    <style:style style:family="drawing-page" style:name="a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9" style:parent-style-name="Graphics">
      <style:graphic-properties draw:fill="solid" draw:fill-color="#ededed" draw:opacity="100%" draw:stroke="solid" svg:stroke-width="0.09722in" svg:stroke-color="#ffffff" svg:stroke-opacity="100%" draw:stroke-linejoin="miter" svg:stroke-linecap="square" draw:shadow="visible" draw:shadow-offset-x="0in" draw:shadow-offset-y="0.01969in" draw:shadow-color="#000000" draw:shadow-opacity="40%"/>
    </style:style>
    <style:style style:family="graphic" style:name="a395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drawing-page" style:name="a3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7" style:parent-style-name="Graphics">
      <style:graphic-properties draw:fill="none" draw:stroke="none" draw:shadow="visible" draw:shadow-offset-x="0.10803in" draw:shadow-offset-y="0.10803in" draw:shadow-color="#333333" draw:shadow-opacity="65%"/>
    </style:style>
  </office:automatic-styles>
  <office:body>
    <office:presentation>
      <draw:page draw:name="Slide1" draw:style-name="a383" draw:master-page-name="Master1-Layout1-title-Diapositive-de-titre" presentation:presentation-page-layout-name="Master1-PPL1" draw:id="Slide-256">
        <draw:frame draw:id="id77" draw:style-name="a384" draw:name="Image 6" svg:x="0.64557in" svg:y="0.87025in" svg:width="12.53658in" svg:height="5.75949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2" draw:style-name="a385" draw:master-page-name="Master1-Layout2-obj-Titre-et-contenu" presentation:presentation-page-layout-name="Master1-PPL2" draw:id="Slide-257">
        <draw:frame draw:id="id78" draw:style-name="a386" draw:name="Image 4" svg:x="0.09406in" svg:y="0.15137in" svg:width="7.58949in" svg:height="4.33968in" style:rel-width="scale" style:rel-height="scale">
          <draw:image xlink:href="media/image2.webp" xlink:type="simple" xlink:show="embed" xlink:actuate="onLoad"/>
          <svg:title/>
          <svg:desc/>
        </draw:frame>
        <draw:frame draw:id="id79" draw:style-name="a387" draw:name="Image 6" svg:x="4.5416in" svg:y="4.49105in" svg:width="7.85021in" svg:height="2.6930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3" draw:style-name="a388" draw:master-page-name="Master1-Layout2-obj-Titre-et-contenu" presentation:presentation-page-layout-name="Master1-PPL2" draw:id="Slide-258">
        <draw:frame draw:id="id80" draw:style-name="a389" draw:name="Image 4" svg:x="1.5316in" svg:y="2.61814in" svg:width="10.27013in" svg:height="2.26372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4" draw:style-name="a390" draw:master-page-name="Master1-Layout2-obj-Titre-et-contenu" presentation:presentation-page-layout-name="Master1-PPL2" draw:id="Slide-259">
        <draw:frame draw:id="id81" draw:style-name="a391" draw:name="Image 4" svg:x="1.32866in" svg:y="0.23101in" svg:width="9.89121in" svg:height="7.03797in" style:rel-width="scale" style:rel-height="scale">
          <draw:image xlink:href="media/image5.jpg" xlink:type="simple" xlink:show="embed" xlink:actuate="onLoad"/>
          <svg:title/>
          <svg:desc/>
        </draw:frame>
      </draw:page>
      <draw:page draw:name="Slide5" draw:style-name="a392" draw:master-page-name="Master1-Layout2-obj-Titre-et-contenu" presentation:presentation-page-layout-name="Master1-PPL2" draw:id="Slide-260">
        <draw:frame draw:id="id82" draw:style-name="a393" draw:name="Image 4" svg:x="1.83083in" svg:y="0.52611in" svg:width="9.67168in" svg:height="6.44778in" style:rel-width="scale" style:rel-height="scale">
          <draw:image xlink:href="media/image6.jpg" xlink:type="simple" xlink:show="embed" xlink:actuate="onLoad"/>
          <svg:title/>
          <svg:desc/>
        </draw:frame>
      </draw:page>
      <draw:page draw:name="Slide6" draw:style-name="a394" draw:master-page-name="Master1-Layout2-obj-Titre-et-contenu" presentation:presentation-page-layout-name="Master1-PPL2" draw:id="Slide-261">
        <draw:frame draw:id="id83" draw:style-name="a395" draw:name="Image 4" svg:x="1.06329in" svg:y="0.71928in" svg:width="10.78122in" svg:height="6.06144in" style:rel-width="scale" style:rel-height="scale">
          <draw:image xlink:href="media/image7.jpg" xlink:type="simple" xlink:show="embed" xlink:actuate="onLoad"/>
          <svg:title/>
          <svg:desc/>
        </draw:frame>
      </draw:page>
      <draw:page draw:name="Slide7" draw:style-name="a396" draw:master-page-name="Master1-Layout2-obj-Titre-et-contenu" presentation:presentation-page-layout-name="Master1-PPL2" draw:id="Slide-262">
        <draw:frame draw:id="id84" draw:style-name="a397" draw:name="Image 4" svg:x="1.6962in" svg:y="0.66403in" svg:width="9.26371in" svg:height="6.17195in" style:rel-width="scale" style:rel-height="scale">
          <draw:image xlink:href="media/image8.jpeg" xlink:type="simple" xlink:show="embed" xlink:actuate="onLoad"/>
          <svg:title/>
          <svg:desc/>
        </draw:frame>
      </draw:page>
      <draw:page draw:name="Slide8" draw:style-name="a398" draw:master-page-name="Master1-Layout2-obj-Titre-et-contenu" presentation:presentation-page-layout-name="Master1-PPL2" draw:id="Slide-263">
        <draw:frame draw:id="id85" draw:style-name="a399" draw:name="Image 4" svg:x="1.22959in" svg:y="0.56045in" svg:width="9.96733in" svg:height="6.37909in" style:rel-width="scale" style:rel-height="scale">
          <draw:image xlink:href="media/image9.webp" xlink:type="simple" xlink:show="embed" xlink:actuate="onLoad"/>
          <svg:title/>
          <svg:desc/>
        </draw:frame>
      </draw:page>
      <draw:page draw:name="Slide9" draw:style-name="a400" draw:master-page-name="Master1-Layout2-obj-Titre-et-contenu" presentation:presentation-page-layout-name="Master1-PPL2" draw:id="Slide-264">
        <draw:frame draw:id="id86" draw:style-name="a401" draw:name="Image 4" svg:x="1.35443in" svg:y="0.51714in" svg:width="9.68776in" svg:height="6.46572in" style:rel-width="scale" style:rel-height="scale">
          <draw:image xlink:href="media/image10.jpg" xlink:type="simple" xlink:show="embed" xlink:actuate="onLoad"/>
          <svg:title/>
          <svg:desc/>
        </draw:frame>
      </draw:page>
      <draw:page draw:name="Slide10" draw:style-name="a402" draw:master-page-name="Master1-Layout2-obj-Titre-et-contenu" presentation:presentation-page-layout-name="Master1-PPL2" draw:id="Slide-265">
        <draw:frame draw:id="id87" draw:style-name="a403" draw:name="Image 4" svg:x="1.18987in" svg:y="0.42868in" svg:width="9.98893in" svg:height="6.64264in" style:rel-width="scale" style:rel-height="scale">
          <draw:image xlink:href="media/image11.jp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re et contenu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Titre de section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Deux contenus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a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re seul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Vide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u avec légende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Image avec légende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re et texte vertical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Titre vertical et texte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style style:family="graphic" style:name="Graphics"/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draw:fill="solid" draw:fill-color="#353537" draw:opacity="100%" draw:stroke="non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">
      <style:graphic-properties draw:fill="solid" draw:fill-color="#353537" draw:opacity="100%" draw:stroke="none"/>
    </style:style>
    <style:style style:family="text" style:name="a3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9">
      <style:graphic-properties draw:fill="solid" draw:fill-color="#353537" draw:opacity="100%" draw:stroke="non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2">
      <style:graphic-properties draw:fill="solid" draw:fill-color="#353537" draw:opacity="100%" draw:stroke="non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0">
      <style:graphic-properties draw:fill="solid" draw:fill-color="#6f6f74" draw:opacity="100%" draw:stroke="non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draw:fill="solid" draw:fill-color="#353537" draw:opacity="100%" draw:stroke="non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1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draw:fill="solid" draw:fill-color="#6f6f74" draw:opacity="100%" draw:stroke="non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">
      <style:graphic-properties draw:fill="solid" draw:fill-color="#353537" draw:opacity="100%" draw:stroke="non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4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>
      <style:graphic-properties draw:fill="solid" draw:fill-color="#353537" draw:opacity="100%" draw:stroke="none"/>
    </style:style>
    <style:style style:family="graphic" style:name="a291">
      <style:graphic-properties draw:fill="solid" draw:fill-color="#000000" draw:opacity="100%" draw:stroke="non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6">
      <style:graphic-properties draw:fill="solid" draw:fill-color="#353537" draw:opacity="100%" draw:stroke="non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">
      <style:graphic-properties draw:fill="solid" draw:fill-color="#353537" draw:opacity="100%" draw:stroke="none"/>
    </style:style>
    <style:style style:family="paragraph" style:name="a3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">
      <style:graphic-properties draw:fill="solid" draw:fill-color="#353537" draw:opacity="100%" draw:stroke="none"/>
    </style:style>
    <style:style style:family="text" style:name="a3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Vue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Modifiez le style du titr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quez pour modifier les styles du texte du masqu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euxièm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Cinquièm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5" text:class-names="" text:cond-style-name=""><text:span text:style-name="a23" text:class-names="">06/11/2022</text:span><text:span text:style-name="a24" text:class-names=""/></text:p>
        </draw:text-box>
        <svg:title/>
        <svg:desc/>
      </draw:frame>
      <draw:frame draw:id="id4" presentation:style-name="a2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3" draw:name="Slide Number Placeholder 5" svg:x="12.35in" svg:y="6.75in" svg:width="1in" svg:height="0.64931in" presentation:class="page-number" presentation:placeholder="false">
        <draw:text-box>
          <text:p text:style-name="a32" text:class-names="" text:cond-style-name=""><text:span text:style-name="a30" text:class-names="">‹N°›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6" presentation:style-name="a38" draw:name="Title 1" svg:x="1.38in" svg:y="0.83in" svg:width="10.3in" svg:height="4.42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7" presentation:style-name="a42" draw:name="Subtitle 2" svg:x="1.38in" svg:y="5.25in" svg:width="10.3in" svg:height="1.85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8" presentation:style-name="a4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5" text:class-names="" text:cond-style-name=""><text:span text:style-name="a43" text:class-names="">06/11/2022</text:span><text:span text:style-name="a44" text:class-names=""/></text:p>
        </draw:text-box>
        <svg:title/>
        <svg:desc/>
      </draw:frame>
      <draw:frame draw:id="id9" presentation:style-name="a4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8" text:class-names="" text:cond-style-name=""><text:span text:style-name="a47" text:class-names=""/></text:p>
        </draw:text-box>
        <svg:title/>
        <svg:desc/>
      </draw:frame>
      <draw:frame draw:id="id10" presentation:style-name="a53" draw:name="Slide Number Placeholder 5" svg:x="12.35in" svg:y="6.75in" svg:width="1in" svg:height="0.64931in" presentation:class="page-number" presentation:placeholder="false">
        <draw:text-box>
          <text:p text:style-name="a52" text:class-names="" text:cond-style-name=""><text:span text:style-name="a50" text:class-names="">‹N°›</text:span><text:span text:style-name="a51" text:class-names=""/></text:p>
        </draw:text-box>
        <svg:title/>
        <svg:desc/>
      </draw:frame>
      <draw:custom-shape svg:x="0in" svg:y="0in" svg:width="0.5in" svg:height="7.5in" draw:id="id11" draw:style-name="a5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re-et-contenu" style:page-layout-name="pageLayout1" draw:style-name="a55">
      <draw:custom-shape svg:x="12.35in" svg:y="0in" svg:width="1in" svg:height="7.5in" draw:id="id12" draw:layer="Master1-bg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0" draw:name="Title 1" svg:x="1.38in" svg:y="0.4in" svg:width="10.6in" svg:height="1.44965in" presentation:class="title" presentation:placeholder="false">
        <draw:text-box>
          <text:p text:style-name="a59" text:class-names="" text:cond-style-name=""><text:span text:style-name="a57" text:class-names="">Modifiez le style du titre</text:span><text:span text:style-name="a58" text:class-names=""/></text:p>
        </draw:text-box>
        <svg:title/>
        <svg:desc/>
      </draw:frame>
      <draw:frame draw:id="id14" presentation:style-name="a77" draw:name="Content Placeholder 2" svg:x="1.38in" svg:y="2in" svg:width="9.4in" svg:height="4.75868in" presentation:class="object" presentation:placeholder="false">
        <draw:text-box>
          <text:list text:style-name="a63">
            <text:list-item>
              <text:p text:style-name="a62" text:class-names="" text:cond-style-name=""><text:span text:style-name="a61" text:class-names="">Cliquez pour modifier les styles du texte du masque</text:span></text:p>
            </text:list-item>
          </text:list>
          <text:list text:style-name="a66">
            <text:list-item>
              <text:list text:style-name="a66">
                <text:list-item>
                  <text:p text:style-name="a65" text:class-names="" text:cond-style-name=""><text:span text:style-name="a64" text:class-names="">Deuxième niveau</text:span></text:p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p text:style-name="a68" text:class-names="" text:cond-style-name=""><text:span text:style-name="a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list text:style-name="a72">
                        <text:list-item>
                          <text:p text:style-name="a71" text:class-names="" text:cond-style-name=""><text:span text:style-name="a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list text:style-name="a76">
                        <text:list-item>
                          <text:list text:style-name="a76">
                            <text:list-item>
                              <text:p text:style-name="a75" text:class-names="" text:cond-style-name=""><text:span text:style-name="a73" text:class-names="">Cinquième niveau</text:span><text:span text:style-name="a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1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0" text:class-names="" text:cond-style-name=""><text:span text:style-name="a78" text:class-names="">06/11/2022</text:span><text:span text:style-name="a79" text:class-names=""/></text:p>
        </draw:text-box>
        <svg:title/>
        <svg:desc/>
      </draw:frame>
      <draw:frame draw:id="id16" presentation:style-name="a84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7" presentation:style-name="a88" draw:name="Slide Number Placeholder 5" svg:x="12.35in" svg:y="6.75in" svg:width="1in" svg:height="0.64931in" presentation:class="page-number" presentation:placeholder="false">
        <draw:text-box>
          <text:p text:style-name="a87" text:class-names="" text:cond-style-name=""><text:span text:style-name="a85" text:class-names="">‹N°›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custom-shape svg:x="12.35in" svg:y="0in" svg:width="1in" svg:height="7.5in" draw:id="id18" draw:layer="Master1-bg" draw:style-name="a9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4" draw:name="Title 1" svg:x="1.38in" svg:y="0.83in" svg:width="10.3in" svg:height="4.42in" presentation:class="title" presentation:placeholder="false">
        <draw:text-box>
          <text:p text:style-name="a93" text:class-names="" text:cond-style-name=""><text:span text:style-name="a91" text:class-names="">Modifiez le style du titre</text:span><text:span text:style-name="a92" text:class-names=""/></text:p>
        </draw:text-box>
        <svg:title/>
        <svg:desc/>
      </draw:frame>
      <draw:frame draw:id="id20" presentation:style-name="a98" draw:name="Text Placeholder 2" svg:x="1.38in" svg:y="5.25in" svg:width="10.3in" svg:height="1.85in" presentation:class="outline" presentation:placeholder="false">
        <draw:text-box>
          <text:list text:style-name="a97">
            <text:list-item>
              <text:p text:style-name="a96" text:class-names="" text:cond-style-name=""><text:span text:style-name="a95" text:class-names="">Cliquez pour modifier les styles du texte du masque</text:span></text:p>
            </text:list-item>
          </text:list>
        </draw:text-box>
        <svg:title/>
        <svg:desc/>
      </draw:frame>
      <draw:frame draw:id="id21" presentation:style-name="a10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1" text:class-names="" text:cond-style-name=""><text:span text:style-name="a99" text:class-names="">06/11/2022</text:span><text:span text:style-name="a100" text:class-names=""/></text:p>
        </draw:text-box>
        <svg:title/>
        <svg:desc/>
      </draw:frame>
      <draw:frame draw:id="id22" presentation:style-name="a10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23" presentation:style-name="a109" draw:name="Slide Number Placeholder 5" svg:x="12.35in" svg:y="6.75in" svg:width="1in" svg:height="0.64931in" presentation:class="page-number" presentation:placeholder="false">
        <draw:text-box>
          <text:p text:style-name="a108" text:class-names="" text:cond-style-name=""><text:span text:style-name="a106" text:class-names="">‹N°›</text:span><text:span text:style-name="a107" text:class-names=""/></text:p>
        </draw:text-box>
        <svg:title/>
        <svg:desc/>
      </draw:frame>
      <draw:custom-shape svg:x="0in" svg:y="0in" svg:width="0.5in" svg:height="7.5in" draw:id="id24" draw:style-name="a110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Deux-contenus" style:page-layout-name="pageLayout1" draw:style-name="a111">
      <draw:custom-shape svg:x="12.35in" svg:y="0in" svg:width="1in" svg:height="7.5in" draw:id="id25" draw:layer="Master1-bg" draw:style-name="a11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16" draw:name="Title 1" svg:x="1.38in" svg:y="0.4in" svg:width="10.6in" svg:height="1.44965in" presentation:class="title" presentation:placeholder="false">
        <draw:text-box>
          <text:p text:style-name="a115" text:class-names="" text:cond-style-name=""><text:span text:style-name="a113" text:class-names="">Modifiez le style du titre</text:span><text:span text:style-name="a114" text:class-names=""/></text:p>
        </draw:text-box>
        <svg:title/>
        <svg:desc/>
      </draw:frame>
      <draw:frame draw:id="id27" presentation:style-name="a133" draw:name="Content Placeholder 2" svg:x="1.38in" svg:y="2in" svg:width="4.9in" svg:height="4.75868in" presentation:class="object" presentation:placeholder="false">
        <draw:text-box>
          <text:list text:style-name="a119">
            <text:list-item>
              <text:p text:style-name="a118" text:class-names="" text:cond-style-name=""><text:span text:style-name="a117" text:class-names="">Cliquez pour modifier les styles du texte du masque</text:span></text:p>
            </text:list-item>
          </text:list>
          <text:list text:style-name="a122">
            <text:list-item>
              <text:list text:style-name="a122">
                <text:list-item>
                  <text:p text:style-name="a121" text:class-names="" text:cond-style-name=""><text:span text:style-name="a120" text:class-names="">Deuxième niveau</text:span></text:p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p text:style-name="a124" text:class-names="" text:cond-style-name=""><text:span text:style-name="a1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p text:style-name="a127" text:class-names="" text:cond-style-name=""><text:span text:style-name="a1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list text:style-name="a132">
                            <text:list-item>
                              <text:p text:style-name="a131" text:class-names="" text:cond-style-name=""><text:span text:style-name="a129" text:class-names="">Cinquième niveau</text:span><text:span text:style-name="a1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0" draw:name="Content Placeholder 3" svg:x="6.7in" svg:y="2in" svg:width="4.9in" svg:height="4.75868in" presentation:class="object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quez pour modifier les styles du texte du masque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Deuxième niveau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list text:style-name="a149">
                            <text:list-item>
                              <text:p text:style-name="a148" text:class-names="" text:cond-style-name=""><text:span text:style-name="a146" text:class-names="">Cinquième niveau</text:span><text:span text:style-name="a1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3" text:class-names="" text:cond-style-name=""><text:span text:style-name="a151" text:class-names="">06/11/2022</text:span><text:span text:style-name="a152" text:class-names=""/></text:p>
        </draw:text-box>
        <svg:title/>
        <svg:desc/>
      </draw:frame>
      <draw:frame draw:id="id30" presentation:style-name="a15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31" presentation:style-name="a161" draw:name="Slide Number Placeholder 6" svg:x="12.35in" svg:y="6.75in" svg:width="1in" svg:height="0.64931in" presentation:class="page-number" presentation:placeholder="false">
        <draw:text-box>
          <text:p text:style-name="a160" text:class-names="" text:cond-style-name=""><text:span text:style-name="a158" text:class-names="">‹N°›</text:span><text:span text:style-name="a159" text:class-names=""/></text:p>
        </draw:text-box>
        <svg:title/>
        <svg:desc/>
      </draw:frame>
    </style:master-page>
    <style:master-page style:name="Master1-Layout5-twoTxTwoObj-Comparaison" style:page-layout-name="pageLayout1" draw:style-name="a162">
      <draw:custom-shape svg:x="12.35in" svg:y="0in" svg:width="1in" svg:height="7.5in" draw:id="id32" draw:layer="Master1-bg" draw:style-name="a163" draw:name="Rectangl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67" draw:name="Title 9" svg:x="1.38in" svg:y="0.4in" svg:width="10.6in" svg:height="1.44965in" presentation:class="title" presentation:placeholder="false">
        <draw:text-box>
          <text:p text:style-name="a166" text:class-names="" text:cond-style-name=""><text:span text:style-name="a164" text:class-names="">Modifiez le style du titre</text:span><text:span text:style-name="a165" text:class-names=""/></text:p>
        </draw:text-box>
        <svg:title/>
        <svg:desc/>
      </draw:frame>
      <draw:frame draw:id="id34" presentation:style-name="a171" draw:name="Text Placeholder 2" svg:x="1.38in" svg:y="1.87408in" svg:width="4.9in" svg:height="0.8in" presentation:class="outline" presentation:placeholder="false">
        <draw:text-box>
          <text:list text:style-name="a170">
            <text:list-item>
              <text:p text:style-name="a169" text:class-names="" text:cond-style-name=""><text:span text:style-name="a168" text:class-names="">Cliquez pour modifier les styles du texte du masque</text:span></text:p>
            </text:list-item>
          </text:list>
        </draw:text-box>
        <svg:title/>
        <svg:desc/>
      </draw:frame>
      <draw:frame draw:id="id35" presentation:style-name="a188" draw:name="Content Placeholder 3" svg:x="1.38in" svg:y="2.74229in" svg:width="4.9in" svg:height="4.00771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quez pour modifier les styles du texte du masque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Deuxième niveau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Cinquième niveau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2" draw:name="Text Placeholder 4" svg:x="6.7in" svg:y="1.87408in" svg:width="4.9in" svg:height="0.8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quez pour modifier les styles du texte du masque</text:span></text:p>
            </text:list-item>
          </text:list>
        </draw:text-box>
        <svg:title/>
        <svg:desc/>
      </draw:frame>
      <draw:frame draw:id="id37" presentation:style-name="a209" draw:name="Content Placeholder 5" svg:x="6.7in" svg:y="2.74229in" svg:width="4.9in" svg:height="4.00771in" presentation:class="object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quez pour modifier les styles du texte du masque</text:span></text:p>
            </text:list-item>
          </text:list>
          <text:list text:style-name="a198">
            <text:list-item>
              <text:list text:style-name="a198">
                <text:list-item>
                  <text:p text:style-name="a197" text:class-names="" text:cond-style-name=""><text:span text:style-name="a196" text:class-names="">Deuxième niveau</text:span></text:p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p text:style-name="a200" text:class-names="" text:cond-style-name=""><text:span text:style-name="a19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p text:style-name="a203" text:class-names="" text:cond-style-name=""><text:span text:style-name="a20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list text:style-name="a208">
                            <text:list-item>
                              <text:p text:style-name="a207" text:class-names="" text:cond-style-name=""><text:span text:style-name="a205" text:class-names="">Cinquième niveau</text:span><text:span text:style-name="a2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3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2" text:class-names="" text:cond-style-name=""><text:span text:style-name="a210" text:class-names="">06/11/2022</text:span><text:span text:style-name="a211" text:class-names=""/></text:p>
        </draw:text-box>
        <svg:title/>
        <svg:desc/>
      </draw:frame>
      <draw:frame draw:id="id39" presentation:style-name="a216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20" draw:name="Slide Number Placeholder 8" svg:x="12.35in" svg:y="6.75in" svg:width="1in" svg:height="0.64931in" presentation:class="page-number" presentation:placeholder="false">
        <draw:text-box>
          <text:p text:style-name="a219" text:class-names="" text:cond-style-name=""><text:span text:style-name="a217" text:class-names="">‹N°›</text:span><text:span text:style-name="a218" text:class-names=""/></text:p>
        </draw:text-box>
        <svg:title/>
        <svg:desc/>
      </draw:frame>
    </style:master-page>
    <style:master-page style:name="Master1-Layout6-titleOnly-Titre-seul" style:page-layout-name="pageLayout1" draw:style-name="a221">
      <draw:custom-shape svg:x="12.35in" svg:y="0in" svg:width="1in" svg:height="7.5in" draw:id="id41" draw:layer="Master1-bg" draw:style-name="a222" draw:name="Rectangl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26" draw:name="Title 5" svg:x="1.38in" svg:y="0.4in" svg:width="10.6in" svg:height="1.44965in" presentation:class="title" presentation:placeholder="false">
        <draw:text-box>
          <text:p text:style-name="a225" text:class-names="" text:cond-style-name=""><text:span text:style-name="a223" text:class-names="">Modifiez le style du titre</text:span><text:span text:style-name="a224" text:class-names=""/></text:p>
        </draw:text-box>
        <svg:title/>
        <svg:desc/>
      </draw:frame>
      <draw:frame draw:id="id43" presentation:style-name="a230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29" text:class-names="" text:cond-style-name=""><text:span text:style-name="a227" text:class-names="">06/11/2022</text:span><text:span text:style-name="a228" text:class-names=""/></text:p>
        </draw:text-box>
        <svg:title/>
        <svg:desc/>
      </draw:frame>
      <draw:frame draw:id="id44" presentation:style-name="a233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45" presentation:style-name="a237" draw:name="Slide Number Placeholder 4" svg:x="12.35in" svg:y="6.75in" svg:width="1in" svg:height="0.64931in" presentation:class="page-number" presentation:placeholder="false">
        <draw:text-box>
          <text:p text:style-name="a236" text:class-names="" text:cond-style-name=""><text:span text:style-name="a234" text:class-names="">‹N°›</text:span><text:span text:style-name="a235" text:class-names=""/></text:p>
        </draw:text-box>
        <svg:title/>
        <svg:desc/>
      </draw:frame>
    </style:master-page>
    <style:master-page style:name="Master1-Layout7-blank-Vide" style:page-layout-name="pageLayout1" draw:style-name="a238">
      <draw:custom-shape svg:x="12.35in" svg:y="0in" svg:width="1in" svg:height="7.5in" draw:id="id46" draw:layer="Master1-bg" draw:style-name="a239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43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42" text:class-names="" text:cond-style-name=""><text:span text:style-name="a240" text:class-names="">06/11/2022</text:span><text:span text:style-name="a241" text:class-names=""/></text:p>
        </draw:text-box>
        <svg:title/>
        <svg:desc/>
      </draw:frame>
      <draw:frame draw:id="id48" presentation:style-name="a246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49" presentation:style-name="a250" draw:name="Slide Number Placeholder 3" svg:x="12.35in" svg:y="6.75in" svg:width="1in" svg:height="0.64931in" presentation:class="page-number" presentation:placeholder="false">
        <draw:text-box>
          <text:p text:style-name="a249" text:class-names="" text:cond-style-name=""><text:span text:style-name="a247" text:class-names="">‹N°›</text:span><text:span text:style-name="a248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1">
      <draw:custom-shape svg:x="12.35in" svg:y="0in" svg:width="1in" svg:height="7.5in" draw:id="id50" draw:layer="Master1-bg" draw:style-name="a25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56" draw:name="Title 1" svg:x="0.92in" svg:y="0.5in" svg:width="3.5in" svg:height="1.75in" presentation:class="title" presentation:placeholder="false">
        <draw:text-box>
          <text:p text:style-name="a255" text:class-names="" text:cond-style-name=""><text:span text:style-name="a253" text:class-names="">Modifiez le style du titre</text:span><text:span text:style-name="a254" text:class-names=""/></text:p>
        </draw:text-box>
        <svg:title/>
        <svg:desc/>
      </draw:frame>
      <draw:frame draw:id="id52" presentation:style-name="a273" draw:name="Content Placeholder 2" svg:x="4.92593in" svg:y="0.75in" svg:width="6.64815in" svg:height="6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Cliquez pour modifier les styles du texte du masque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Deuxième niveau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69" text:class-names="">Cinquième niveau</text:span><text:span text:style-name="a2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77" draw:name="Text Placeholder 3" svg:x="0.92in" svg:y="2.2963in" svg:width="3.5in" svg:height="4.16667in" presentation:class="outline" presentation:placeholder="false">
        <draw:text-box>
          <text:list text:style-name="a276">
            <text:list-item>
              <text:p text:style-name="a275" text:class-names="" text:cond-style-name=""><text:span text:style-name="a274" text:class-names="">Cliquez pour modifier les styles du texte du masque</text:span></text:p>
            </text:list-item>
          </text:list>
        </draw:text-box>
        <svg:title/>
        <svg:desc/>
      </draw:frame>
      <draw:frame draw:id="id54" presentation:style-name="a281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0" text:class-names="" text:cond-style-name=""><text:span text:style-name="a278" text:class-names="">06/11/2022</text:span><text:span text:style-name="a279" text:class-names=""/></text:p>
        </draw:text-box>
        <svg:title/>
        <svg:desc/>
      </draw:frame>
      <draw:frame draw:id="id55" presentation:style-name="a284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56" presentation:style-name="a288" draw:name="Slide Number Placeholder 6" svg:x="12.35in" svg:y="6.75in" svg:width="1in" svg:height="0.64931in" presentation:class="page-number" presentation:placeholder="false">
        <draw:text-box>
          <text:p text:style-name="a287" text:class-names="" text:cond-style-name=""><text:span text:style-name="a285" text:class-names="">‹N°›</text:span><text:span text:style-name="a286" text:class-names=""/></text:p>
        </draw:text-box>
        <svg:title/>
        <svg:desc/>
      </draw:frame>
    </style:master-page>
    <style:master-page style:name="Master1-Layout9-picTx-Image-avec-légende" style:page-layout-name="pageLayout1" draw:style-name="a289">
      <draw:custom-shape svg:x="12.35in" svg:y="0in" svg:width="1in" svg:height="7.5in" draw:id="id57" draw:layer="Master1-bg" draw:style-name="a290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29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295" draw:name="Title 1" svg:x="1in" svg:y="5.75in" svg:width="10.91667in" svg:height="1in" presentation:class="title" presentation:placeholder="false">
        <draw:text-box>
          <text:p text:style-name="a294" text:class-names="" text:cond-style-name=""><text:span text:style-name="a292" text:class-names="">Modifiez le style du titre</text:span><text:span text:style-name="a293" text:class-names=""/></text:p>
        </draw:text-box>
        <svg:title/>
        <svg:desc/>
      </draw:frame>
      <draw:frame draw:id="id60" presentation:style-name="a299" draw:name="Picture Placeholder 2" svg:x="0in" svg:y="0in" svg:width="12.35in" svg:height="5.60906in" presentation:class="graphic" presentation:placeholder="false">
        <draw:text-box>
          <text:p text:style-name="a298" text:class-names="" text:cond-style-name=""><text:span text:style-name="a296" text:class-names="">Cliquez sur l'icône pour ajouter une image</text:span><text:span text:style-name="a297" text:class-names=""/></text:p>
        </draw:text-box>
        <svg:title/>
        <svg:desc/>
      </draw:frame>
      <draw:frame draw:id="id61" presentation:style-name="a303" draw:name="Text Placeholder 3" svg:x="1in" svg:y="6.68043in" svg:width="10.91667in" svg:height="0.6529in" presentation:class="outline" presentation:placeholder="false">
        <draw:text-box>
          <text:list text:style-name="a302">
            <text:list-item>
              <text:p text:style-name="a301" text:class-names="" text:cond-style-name=""><text:span text:style-name="a300" text:class-names="">Cliquez pour modifier les styles du texte du masque</text:span></text:p>
            </text:list-item>
          </text:list>
        </draw:text-box>
        <svg:title/>
        <svg:desc/>
      </draw:frame>
      <draw:frame draw:id="id62" presentation:style-name="a30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06" text:class-names="" text:cond-style-name=""><text:span text:style-name="a304" text:class-names="">06/11/2022</text:span><text:span text:style-name="a305" text:class-names=""/></text:p>
        </draw:text-box>
        <svg:title/>
        <svg:desc/>
      </draw:frame>
      <draw:frame draw:id="id63" presentation:style-name="a31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64" presentation:style-name="a314" draw:name="Slide Number Placeholder 6" svg:x="12.35in" svg:y="6.75in" svg:width="1in" svg:height="0.64931in" presentation:class="page-number" presentation:placeholder="false">
        <draw:text-box>
          <text:p text:style-name="a313" text:class-names="" text:cond-style-name=""><text:span text:style-name="a311" text:class-names="">‹N°›</text:span><text:span text:style-name="a312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5">
      <draw:custom-shape svg:x="12.35in" svg:y="0in" svg:width="1in" svg:height="7.5in" draw:id="id65" draw:layer="Master1-bg" draw:style-name="a31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20" draw:name="Title 1" svg:x="1.38in" svg:y="0.4in" svg:width="10.6in" svg:height="1.44965in" presentation:class="title" presentation:placeholder="false">
        <draw:text-box>
          <text:p text:style-name="a319" text:class-names="" text:cond-style-name=""><text:span text:style-name="a317" text:class-names="">Modifiez le style du titre</text:span><text:span text:style-name="a318" text:class-names=""/></text:p>
        </draw:text-box>
        <svg:title/>
        <svg:desc/>
      </draw:frame>
      <draw:frame draw:id="id67" presentation:style-name="a337" draw:name="Vertical Text Placeholder 2" svg:x="1.38in" svg:y="2in" svg:width="9.4in" svg:height="4.75868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quez pour modifier les styles du texte du masque</text:span></text:p>
            </text:list-item>
          </text:list>
          <text:list text:style-name="a326">
            <text:list-item>
              <text:list text:style-name="a326">
                <text:list-item>
                  <text:p text:style-name="a325" text:class-names="" text:cond-style-name=""><text:span text:style-name="a324" text:class-names="">Deuxième niveau</text:span></text:p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p text:style-name="a328" text:class-names="" text:cond-style-name=""><text:span text:style-name="a32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p text:style-name="a331" text:class-names="" text:cond-style-name=""><text:span text:style-name="a33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3" text:class-names="">Cinquième niveau</text:span><text:span text:style-name="a3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41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40" text:class-names="" text:cond-style-name=""><text:span text:style-name="a338" text:class-names="">06/11/2022</text:span><text:span text:style-name="a339" text:class-names=""/></text:p>
        </draw:text-box>
        <svg:title/>
        <svg:desc/>
      </draw:frame>
      <draw:frame draw:id="id69" presentation:style-name="a344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70" presentation:style-name="a348" draw:name="Slide Number Placeholder 5" svg:x="12.35in" svg:y="6.75in" svg:width="1in" svg:height="0.64931in" presentation:class="page-number" presentation:placeholder="false">
        <draw:text-box>
          <text:p text:style-name="a347" text:class-names="" text:cond-style-name=""><text:span text:style-name="a345" text:class-names="">‹N°›</text:span><text:span text:style-name="a346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9">
      <draw:custom-shape svg:x="12.35in" svg:y="0in" svg:width="1in" svg:height="7.5in" draw:id="id71" draw:layer="Master1-bg" draw:style-name="a350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54" draw:name="Vertical Title 1" svg:x="9.45833in" svg:y="0.41667in" svg:width="2.70833in" svg:height="6.44965in" presentation:class="title" presentation:placeholder="false">
        <draw:text-box>
          <text:p text:style-name="a353" text:class-names="" text:cond-style-name=""><text:span text:style-name="a351" text:class-names="">Modifiez le style du titre</text:span><text:span text:style-name="a352" text:class-names=""/></text:p>
        </draw:text-box>
        <svg:title/>
        <svg:desc/>
      </draw:frame>
      <draw:frame draw:id="id73" presentation:style-name="a371" draw:name="Vertical Text Placeholder 2" svg:x="0.83333in" svg:y="0.41667in" svg:width="8.45833in" svg:height="6.44965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Cliquez pour modifier les styles du texte du masque</text:span></text:p>
            </text:list-item>
          </text:list>
          <text:list text:style-name="a360">
            <text:list-item>
              <text:list text:style-name="a360">
                <text:list-item>
                  <text:p text:style-name="a359" text:class-names="" text:cond-style-name=""><text:span text:style-name="a358" text:class-names="">Deuxième niveau</text:span></text:p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p text:style-name="a362" text:class-names="" text:cond-style-name=""><text:span text:style-name="a3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p text:style-name="a365" text:class-names="" text:cond-style-name=""><text:span text:style-name="a3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list text:style-name="a370">
                            <text:list-item>
                              <text:p text:style-name="a369" text:class-names="" text:cond-style-name=""><text:span text:style-name="a367" text:class-names="">Cinquième niveau</text:span><text:span text:style-name="a3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75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74" text:class-names="" text:cond-style-name=""><text:span text:style-name="a372" text:class-names="">06/11/2022</text:span><text:span text:style-name="a373" text:class-names=""/></text:p>
        </draw:text-box>
        <svg:title/>
        <svg:desc/>
      </draw:frame>
      <draw:frame draw:id="id75" presentation:style-name="a378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76" presentation:style-name="a382" draw:name="Slide Number Placeholder 5" svg:x="12.35in" svg:y="6.75in" svg:width="1in" svg:height="0.64931in" presentation:class="page-number" presentation:placeholder="false">
        <draw:text-box>
          <text:p text:style-name="a381" text:class-names="" text:cond-style-name=""><text:span text:style-name="a379" text:class-names="">‹N°›</text:span><text:span text:style-name="a380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Omérine DEVYNCK</meta:initial-creator>
    <dc:creator>baptiste bertout</dc:creator>
    <meta:creation-date>2022-11-06T20:29:36Z</meta:creation-date>
    <dc:date>2022-11-08T19:59:01Z</dc:date>
    <meta:template xlink:href="TM03457515%5b%5bfn=Vue%5d%5d" xlink:type="simple"/>
    <meta:editing-cycles>4</meta:editing-cycles>
    <meta:editing-duration>PT5996S</meta:editing-duration>
    <meta:document-statistic meta:paragraph-count="0" meta:word-count="0"/>
  </office:meta>
</office:document-meta>
</file>